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  <table:table-cell office:value-type="string">
            <text:p>Neg 1</text:p>
          </table:table-cell>
          <table:table-cell office:value-type="string">
            <text:p>Neg 2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am7kg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string">
            <text:p>am7kg</text:p>
          </table:table-cell>
          <table:table-cell table:formula="of:=SUMIF([.$A$2:.$A$197];[.G2];[.$C$2:.$C$197])" office:value-type="float" office:value="490">
            <text:p>490</text:p>
          </table:table-cell>
          <table:table-cell table:formula="of:=SUMIF([.$B$2:.$B$197];[.G2];[.$D$2:.$D$197])" office:value-type="float" office:value="180">
            <text:p>180</text:p>
          </table:table-cell>
          <table:table-cell table:formula="of:=SUM([.H2:.I2])" office:value-type="float" office:value="670">
            <text:p>670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anl4ds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anl4ds</text:p>
          </table:table-cell>
          <table:table-cell table:formula="of:=SUMIF([.$A$2:.$A$197];[.G3];[.$C$2:.$C$197])" office:value-type="float" office:value="417">
            <text:p>417</text:p>
          </table:table-cell>
          <table:table-cell table:formula="of:=SUMIF([.$B$2:.$B$197];[.G3];[.$D$2:.$D$197])" office:value-type="float" office:value="414">
            <text:p>414</text:p>
          </table:table-cell>
          <table:table-cell table:formula="of:=SUM([.H3:.I3])" office:value-type="float" office:value="831">
            <text:p>831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atg2vd</text:p>
          </table:table-cell>
          <table:table-cell office:value-type="float" office:value="-13">
            <text:p>-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atg2vd</text:p>
          </table:table-cell>
          <table:table-cell table:formula="of:=SUMIF([.$A$2:.$A$197];[.G4];[.$C$2:.$C$197])" office:value-type="float" office:value="733">
            <text:p>733</text:p>
          </table:table-cell>
          <table:table-cell table:formula="of:=SUMIF([.$B$2:.$B$197];[.G4];[.$D$2:.$D$197])" office:value-type="float" office:value="263">
            <text:p>263</text:p>
          </table:table-cell>
          <table:table-cell table:formula="of:=SUM([.H4:.I4])" office:value-type="float" office:value="996">
            <text:p>996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bs5sk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bs5sk</text:p>
          </table:table-cell>
          <table:table-cell table:formula="of:=SUMIF([.$A$2:.$A$197];[.G5];[.$C$2:.$C$197])" office:value-type="float" office:value="974">
            <text:p>974</text:p>
          </table:table-cell>
          <table:table-cell table:formula="of:=SUMIF([.$B$2:.$B$197];[.G5];[.$D$2:.$D$197])" office:value-type="float" office:value="660">
            <text:p>660</text:p>
          </table:table-cell>
          <table:table-cell table:formula="of:=SUM([.H5:.I5])" office:value-type="float" office:value="1634">
            <text:p>1634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eah3t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eah3t</text:p>
          </table:table-cell>
          <table:table-cell table:formula="of:=SUMIF([.$A$2:.$A$197];[.G6];[.$C$2:.$C$197])" office:value-type="float" office:value="950">
            <text:p>950</text:p>
          </table:table-cell>
          <table:table-cell table:formula="of:=SUMIF([.$B$2:.$B$197];[.G6];[.$D$2:.$D$197])" office:value-type="float" office:value="385">
            <text:p>385</text:p>
          </table:table-cell>
          <table:table-cell table:formula="of:=SUM([.H6:.I6])" office:value-type="float" office:value="1335">
            <text:p>1335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eaq2gf</text:p>
          </table:table-cell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table:number-columns-repeated="2"/>
          <table:table-cell office:value-type="string">
            <text:p>eaq2gf</text:p>
          </table:table-cell>
          <table:table-cell table:formula="of:=SUMIF([.$A$2:.$A$197];[.G7];[.$C$2:.$C$197])" office:value-type="float" office:value="-115">
            <text:p>-115</text:p>
          </table:table-cell>
          <table:table-cell table:formula="of:=SUMIF([.$B$2:.$B$197];[.G7];[.$D$2:.$D$197])" office:value-type="float" office:value="-289">
            <text:p>-289</text:p>
          </table:table-cell>
          <table:table-cell table:formula="of:=SUM([.H7:.I7])" office:value-type="float" office:value="-404">
            <text:p>-404</text:p>
          </table:table-cell>
        </table:table-row>
        <table:table-row table:style-name="ro2">
          <table:table-cell office:value-type="string">
            <text:p>am7kg</text:p>
          </table:table-cell>
          <table:table-cell office:value-type="string">
            <text:p>GrelenNegotiator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GrelenNegotiator</text:p>
          </table:table-cell>
          <table:table-cell table:formula="of:=SUMIF([.$A$2:.$A$197];[.G8];[.$C$2:.$C$197])" office:value-type="float" office:value="108">
            <text:p>108</text:p>
          </table:table-cell>
          <table:table-cell table:formula="of:=SUMIF([.$B$2:.$B$197];[.G8];[.$D$2:.$D$197])" office:value-type="float" office:value="650">
            <text:p>650</text:p>
          </table:table-cell>
          <table:table-cell table:formula="of:=SUM([.H8:.I8])" office:value-type="float" office:value="758">
            <text:p>758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jcb8nq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jcb8nq</text:p>
          </table:table-cell>
          <table:table-cell table:formula="of:=SUMIF([.$A$2:.$A$197];[.G9];[.$C$2:.$C$197])" office:value-type="float" office:value="444">
            <text:p>444</text:p>
          </table:table-cell>
          <table:table-cell table:formula="of:=SUMIF([.$B$2:.$B$197];[.G9];[.$D$2:.$D$197])" office:value-type="float" office:value="577">
            <text:p>577</text:p>
          </table:table-cell>
          <table:table-cell table:formula="of:=SUM([.H9:.I9])" office:value-type="float" office:value="1021">
            <text:p>1021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jhh5fz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jhh5fz</text:p>
          </table:table-cell>
          <table:table-cell table:formula="of:=SUMIF([.$A$2:.$A$197];[.G10];[.$C$2:.$C$197])" office:value-type="float" office:value="842">
            <text:p>842</text:p>
          </table:table-cell>
          <table:table-cell table:formula="of:=SUMIF([.$B$2:.$B$197];[.G10];[.$D$2:.$D$197])" office:value-type="float" office:value="409">
            <text:p>409</text:p>
          </table:table-cell>
          <table:table-cell table:formula="of:=SUM([.H10:.I10])" office:value-type="float" office:value="1251">
            <text:p>1251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jnl9nb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jnl9nb</text:p>
          </table:table-cell>
          <table:table-cell table:formula="of:=SUMIF([.$A$2:.$A$197];[.G11];[.$C$2:.$C$197])" office:value-type="float" office:value="83">
            <text:p>83</text:p>
          </table:table-cell>
          <table:table-cell table:formula="of:=SUMIF([.$B$2:.$B$197];[.G11];[.$D$2:.$D$197])" office:value-type="float" office:value="476">
            <text:p>476</text:p>
          </table:table-cell>
          <table:table-cell table:formula="of:=SUM([.H11:.I11])" office:value-type="float" office:value="559">
            <text:p>559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mhp9dj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hp9dj</text:p>
          </table:table-cell>
          <table:table-cell table:formula="of:=SUMIF([.$A$2:.$A$197];[.G12];[.$C$2:.$C$197])" office:value-type="float" office:value="943">
            <text:p>943</text:p>
          </table:table-cell>
          <table:table-cell table:formula="of:=SUMIF([.$B$2:.$B$197];[.G12];[.$D$2:.$D$197])" office:value-type="float" office:value="538">
            <text:p>538</text:p>
          </table:table-cell>
          <table:table-cell table:formula="of:=SUM([.H12:.I12])" office:value-type="float" office:value="1481">
            <text:p>1481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sdw7ng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dw7ng</text:p>
          </table:table-cell>
          <table:table-cell table:formula="of:=SUMIF([.$A$2:.$A$197];[.G13];[.$C$2:.$C$197])" office:value-type="float" office:value="313">
            <text:p>313</text:p>
          </table:table-cell>
          <table:table-cell table:formula="of:=SUMIF([.$B$2:.$B$197];[.G13];[.$D$2:.$D$197])" office:value-type="float" office:value="399">
            <text:p>399</text:p>
          </table:table-cell>
          <table:table-cell table:formula="of:=SUM([.H13:.I13])" office:value-type="float" office:value="712">
            <text:p>712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sk9gn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sk9gn</text:p>
          </table:table-cell>
          <table:table-cell table:formula="of:=SUMIF([.$A$2:.$A$197];[.G14];[.$C$2:.$C$197])" office:value-type="float" office:value="0">
            <text:p>0</text:p>
          </table:table-cell>
          <table:table-cell table:formula="of:=SUMIF([.$B$2:.$B$197];[.G14];[.$D$2:.$D$197])" office:value-type="float" office:value="297">
            <text:p>297</text:p>
          </table:table-cell>
          <table:table-cell table:formula="of:=SUM([.H14:.I14])" office:value-type="float" office:value="297">
            <text:p>297</text:p>
          </table:table-cell>
        </table:table-row>
        <table:table-row table:style-name="ro1">
          <table:table-cell office:value-type="string">
            <text:p>am7kg</text:p>
          </table:table-cell>
          <table:table-cell office:value-type="string">
            <text:p>xvp2he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xvp2he</text:p>
          </table:table-cell>
          <table:table-cell table:formula="of:=SUMIF([.$A$2:.$A$197];[.G15];[.$C$2:.$C$197])" office:value-type="float" office:value="884">
            <text:p>884</text:p>
          </table:table-cell>
          <table:table-cell table:formula="of:=SUMIF([.$B$2:.$B$197];[.G15];[.$D$2:.$D$197])" office:value-type="float" office:value="337">
            <text:p>337</text:p>
          </table:table-cell>
          <table:table-cell table:formula="of:=SUM([.H15:.I15])" office:value-type="float" office:value="1221">
            <text:p>1221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am7k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nl4ds</text:p>
          </table:table-cell>
          <table:table-cell office:value-type="float" office:value="-20">
            <text:p>-20</text:p>
          </table:table-cell>
          <table:table-cell office:value-type="float" office:value="-22">
            <text:p>-22</text:p>
          </table:table-cell>
          <table:table-cell table:number-columns-repeated="6"/>
        </table:table-row>
        <table:table-row table:style-name="ro1">
          <table:table-cell office:value-type="string">
            <text:p>anl4ds</text:p>
          </table:table-cell>
          <table:table-cell office:value-type="string">
            <text:p>atg2vd</text:p>
          </table:table-cell>
          <table:table-cell office:value-type="float" office:value="-11">
            <text:p>-11</text:p>
          </table:table-cell>
          <table:table-cell office:value-type="float" office:value="-12">
            <text:p>-12</text:p>
          </table:table-cell>
          <table:table-cell table:number-columns-repeated="6"/>
        </table:table-row>
        <table:table-row table:style-name="ro1">
          <table:table-cell office:value-type="string">
            <text:p>anl4ds</text:p>
          </table:table-cell>
          <table:table-cell office:value-type="string">
            <text:p>bs5sk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string">
            <text:p>anl4ds</text:p>
          </table:table-cell>
          <table:table-cell office:value-type="string">
            <text:p>eah3t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Neg 1</text:p>
          </table:table-cell>
          <table:table-cell office:value-type="string">
            <text:p>Neg 2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eaq2gf</text:p>
          </table:table-cell>
          <table:table-cell office:value-type="float" office:value="-35">
            <text:p>-35</text:p>
          </table:table-cell>
          <table:table-cell office:value-type="float" office:value="-42">
            <text:p>-42</text:p>
          </table:table-cell>
          <table:table-cell table:number-columns-repeated="2"/>
          <table:table-cell office:value-type="string">
            <text:p>bs5sk</text:p>
          </table:table-cell>
          <table:table-cell office:value-type="float" office:value="974">
            <text:p>974</text:p>
          </table:table-cell>
          <table:table-cell office:value-type="float" office:value="660">
            <text:p>660</text:p>
          </table:table-cell>
          <table:table-cell office:value-type="float" office:value="1634">
            <text:p>1634</text:p>
          </table:table-cell>
        </table:table-row>
        <table:table-row table:style-name="ro2">
          <table:table-cell office:value-type="string">
            <text:p>anl4ds</text:p>
          </table:table-cell>
          <table:table-cell office:value-type="string">
            <text:p>GrelenNegotiator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mhp9dj</text:p>
          </table:table-cell>
          <table:table-cell office:value-type="float" office:value="943">
            <text:p>943</text:p>
          </table:table-cell>
          <table:table-cell office:value-type="float" office:value="538">
            <text:p>538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jcb8nq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eah3t</text:p>
          </table:table-cell>
          <table:table-cell office:value-type="float" office:value="950">
            <text:p>950</text:p>
          </table:table-cell>
          <table:table-cell office:value-type="float" office:value="385">
            <text:p>385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jhh5fz</text:p>
          </table:table-cell>
          <table:table-cell office:value-type="float" office:value="-8">
            <text:p>-8</text:p>
          </table:table-cell>
          <table:table-cell office:value-type="float" office:value="-13">
            <text:p>-13</text:p>
          </table:table-cell>
          <table:table-cell table:number-columns-repeated="2"/>
          <table:table-cell office:value-type="string">
            <text:p>jhh5fz</text:p>
          </table:table-cell>
          <table:table-cell office:value-type="float" office:value="842">
            <text:p>842</text:p>
          </table:table-cell>
          <table:table-cell office:value-type="float" office:value="409">
            <text:p>409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jnl9nb</text:p>
          </table:table-cell>
          <table:table-cell office:value-type="float" office:value="-7">
            <text:p>-7</text:p>
          </table:table-cell>
          <table:table-cell office:value-type="float" office:value="-15">
            <text:p>-15</text:p>
          </table:table-cell>
          <table:table-cell table:number-columns-repeated="2"/>
          <table:table-cell office:value-type="string">
            <text:p>xvp2he</text:p>
          </table:table-cell>
          <table:table-cell office:value-type="float" office:value="884">
            <text:p>884</text:p>
          </table:table-cell>
          <table:table-cell office:value-type="float" office:value="337">
            <text:p>337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mhp9dj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jcb8nq</text:p>
          </table:table-cell>
          <table:table-cell office:value-type="float" office:value="444">
            <text:p>444</text:p>
          </table:table-cell>
          <table:table-cell office:value-type="float" office:value="577">
            <text:p>577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sdw7ng</text:p>
          </table:table-cell>
          <table:table-cell office:value-type="float" office:value="-5">
            <text:p>-5</text:p>
          </table:table-cell>
          <table:table-cell office:value-type="float" office:value="-13">
            <text:p>-13</text:p>
          </table:table-cell>
          <table:table-cell table:number-columns-repeated="2"/>
          <table:table-cell office:value-type="string">
            <text:p>atg2vd</text:p>
          </table:table-cell>
          <table:table-cell office:value-type="float" office:value="733">
            <text:p>733</text:p>
          </table:table-cell>
          <table:table-cell office:value-type="float" office:value="263">
            <text:p>263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anl4ds</text:p>
          </table:table-cell>
          <table:table-cell office:value-type="string">
            <text:p>sk9gn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anl4ds</text:p>
          </table:table-cell>
          <table:table-cell office:value-type="float" office:value="417">
            <text:p>417</text:p>
          </table:table-cell>
          <table:table-cell office:value-type="float" office:value="414">
            <text:p>414</text:p>
          </table:table-cell>
          <table:table-cell office:value-type="float" office:value="831">
            <text:p>831</text:p>
          </table:table-cell>
        </table:table-row>
        <table:table-row table:style-name="ro2">
          <table:table-cell office:value-type="string">
            <text:p>anl4ds</text:p>
          </table:table-cell>
          <table:table-cell office:value-type="string">
            <text:p>xvp2he</text:p>
          </table:table-cell>
          <table:table-cell office:value-type="float" office:value="96">
            <text:p>96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GrelenNegotiator</text:p>
          </table:table-cell>
          <table:table-cell office:value-type="float" office:value="108">
            <text:p>108</text:p>
          </table:table-cell>
          <table:table-cell office:value-type="float" office:value="650">
            <text:p>650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string">
            <text:p>atg2vd</text:p>
          </table:table-cell>
          <table:table-cell office:value-type="string">
            <text:p>am7kg</text:p>
          </table:table-cell>
          <table:table-cell office:value-type="float" office:value="-20">
            <text:p>-20</text:p>
          </table:table-cell>
          <table:table-cell office:value-type="float" office:value="-28">
            <text:p>-28</text:p>
          </table:table-cell>
          <table:table-cell table:number-columns-repeated="2"/>
          <table:table-cell office:value-type="string">
            <text:p>sdw7ng</text:p>
          </table:table-cell>
          <table:table-cell office:value-type="float" office:value="313">
            <text:p>313</text:p>
          </table:table-cell>
          <table:table-cell office:value-type="float" office:value="399">
            <text:p>399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atg2vd</text:p>
          </table:table-cell>
          <table:table-cell office:value-type="string">
            <text:p>anl4ds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am7kg</text:p>
          </table:table-cell>
          <table:table-cell office:value-type="float" office:value="490">
            <text:p>490</text:p>
          </table:table-cell>
          <table:table-cell office:value-type="float" office:value="180">
            <text:p>180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table:number-columns-repeated="2" office:value-type="string">
            <text:p>atg2vd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jnl9nb</text:p>
          </table:table-cell>
          <table:table-cell office:value-type="float" office:value="83">
            <text:p>83</text:p>
          </table:table-cell>
          <table:table-cell office:value-type="float" office:value="476">
            <text:p>476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atg2vd</text:p>
          </table:table-cell>
          <table:table-cell office:value-type="string">
            <text:p>bs5sk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sk9gn</text:p>
          </table:table-cell>
          <table:table-cell office:value-type="float" office:value="0">
            <text:p>0</text:p>
          </table:table-cell>
          <table:table-cell table:number-columns-repeated="2" office:value-type="float" office:value="297">
            <text:p>297</text:p>
          </table:table-cell>
        </table:table-row>
        <table:table-row table:style-name="ro1">
          <table:table-cell office:value-type="string">
            <text:p>atg2vd</text:p>
          </table:table-cell>
          <table:table-cell office:value-type="string">
            <text:p>eah3t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eaq2gf</text:p>
          </table:table-cell>
          <table:table-cell office:value-type="float" office:value="-115">
            <text:p>-115</text:p>
          </table:table-cell>
          <table:table-cell office:value-type="float" office:value="-289">
            <text:p>-289</text:p>
          </table:table-cell>
          <table:table-cell office:value-type="float" office:value="-404">
            <text:p>-404</text:p>
          </table:table-cell>
        </table:table-row>
        <table:table-row table:style-name="ro1">
          <table:table-cell office:value-type="string">
            <text:p>atg2vd</text:p>
          </table:table-cell>
          <table:table-cell office:value-type="string">
            <text:p>eaq2gf</text:p>
          </table:table-cell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table:number-columns-repeated="6"/>
        </table:table-row>
        <table:table-row table:style-name="ro2">
          <table:table-cell office:value-type="string">
            <text:p>atg2vd</text:p>
          </table:table-cell>
          <table:table-cell office:value-type="string">
            <text:p>GrelenNegotiator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jcb8nq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jhh5fz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jnl9nb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mhp9dj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sdw7ng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sk9gn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atg2vd</text:p>
          </table:table-cell>
          <table:table-cell office:value-type="string">
            <text:p>xvp2h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am7kg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anl4ds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atg2vd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s5sk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eah3t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eaq2gf</text:p>
          </table:table-cell>
          <table:table-cell office:value-type="float" office:value="-13">
            <text:p>-13</text:p>
          </table:table-cell>
          <table:table-cell office:value-type="float" office:value="-9">
            <text:p>-9</text:p>
          </table:table-cell>
          <table:table-cell table:number-columns-repeated="6"/>
        </table:table-row>
        <table:table-row table:style-name="ro2">
          <table:table-cell office:value-type="string">
            <text:p>bs5sk</text:p>
          </table:table-cell>
          <table:table-cell office:value-type="string">
            <text:p>GrelenNegotiator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jcb8nq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jhh5fz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jnl9nb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mhp9dj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sdw7ng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sk9gn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bs5sk</text:p>
          </table:table-cell>
          <table:table-cell office:value-type="string">
            <text:p>xvp2he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am7kg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anl4ds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atg2vd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bs5sk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ah3t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eaq2gf</text:p>
          </table:table-cell>
          <table:table-cell table:number-columns-repeated="2" office:value-type="float" office:value="-13">
            <text:p>-13</text:p>
          </table:table-cell>
          <table:table-cell table:number-columns-repeated="6"/>
        </table:table-row>
        <table:table-row table:style-name="ro2">
          <table:table-cell office:value-type="string">
            <text:p>eah3t</text:p>
          </table:table-cell>
          <table:table-cell office:value-type="string">
            <text:p>GrelenNegotiator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jcb8nq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jhh5fz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jnl9nb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mhp9dj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sdw7ng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sk9gn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eah3t</text:p>
          </table:table-cell>
          <table:table-cell office:value-type="string">
            <text:p>xvp2he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am7kg</text:p>
          </table:table-cell>
          <table:table-cell table:number-columns-repeated="2" office:value-type="float" office:value="-50">
            <text:p>-50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anl4ds</text:p>
          </table:table-cell>
          <table:table-cell office:value-type="float" office:value="-43">
            <text:p>-43</text:p>
          </table:table-cell>
          <table:table-cell office:value-type="float" office:value="-35">
            <text:p>-35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atg2vd</text:p>
          </table:table-cell>
          <table:table-cell office:value-type="float" office:value="-5">
            <text:p>-5</text:p>
          </table:table-cell>
          <table:table-cell office:value-type="float" office:value="-29">
            <text:p>-29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bs5sk</text:p>
          </table:table-cell>
          <table:table-cell office:value-type="float" office:value="-39">
            <text:p>-39</text:p>
          </table:table-cell>
          <table:table-cell office:value-type="float" office:value="-35">
            <text:p>-35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eah3t</text:p>
          </table:table-cell>
          <table:table-cell office:value-type="float" office:value="-35">
            <text:p>-35</text:p>
          </table:table-cell>
          <table:table-cell office:value-type="float" office:value="-39">
            <text:p>-39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aq2gf</text:p>
          </table:table-cell>
          <table:table-cell office:value-type="float" office:value="-35">
            <text:p>-35</text:p>
          </table:table-cell>
          <table:table-cell office:value-type="float" office:value="-39">
            <text:p>-39</text:p>
          </table:table-cell>
          <table:table-cell table:number-columns-repeated="6"/>
        </table:table-row>
        <table:table-row table:style-name="ro2">
          <table:table-cell office:value-type="string">
            <text:p>eaq2gf</text:p>
          </table:table-cell>
          <table:table-cell office:value-type="string">
            <text:p>GrelenNegotiator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jcb8nq</text:p>
          </table:table-cell>
          <table:table-cell office:value-type="float" office:value="-39">
            <text:p>-39</text:p>
          </table:table-cell>
          <table:table-cell office:value-type="float" office:value="-35">
            <text:p>-35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jhh5fz</text:p>
          </table:table-cell>
          <table:table-cell office:value-type="float" office:value="-35">
            <text:p>-35</text:p>
          </table:table-cell>
          <table:table-cell office:value-type="float" office:value="-39">
            <text:p>-39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jnl9nb</text:p>
          </table:table-cell>
          <table:table-cell table:number-columns-repeated="2" office:value-type="float" office:value="-45">
            <text:p>-45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mhp9dj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sdw7ng</text:p>
          </table:table-cell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sk9gn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eaq2gf</text:p>
          </table:table-cell>
          <table:table-cell office:value-type="string">
            <text:p>xvp2he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am7kg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anl4d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atg2v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bs5sk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eah3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eaq2gf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GrelenNegotiator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jcb8nq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jhh5fz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jnl9nb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mhp9dj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sdw7ng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sk9g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GrelenNegotiator</text:p>
          </table:table-cell>
          <table:table-cell office:value-type="string">
            <text:p>xvp2h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am7kg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anl4ds</text:p>
          </table:table-cell>
          <table:table-cell office:value-type="float" office:value="-39">
            <text:p>-39</text:p>
          </table:table-cell>
          <table:table-cell office:value-type="float" office:value="-37">
            <text:p>-37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atg2vd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bs5sk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eah3t</text:p>
          </table:table-cell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eaq2gf</text:p>
          </table:table-cell>
          <table:table-cell table:number-columns-repeated="2" office:value-type="float" office:value="-5">
            <text:p>-5</text:p>
          </table:table-cell>
          <table:table-cell table:number-columns-repeated="6"/>
        </table:table-row>
        <table:table-row table:style-name="ro2">
          <table:table-cell office:value-type="string">
            <text:p>jcb8nq</text:p>
          </table:table-cell>
          <table:table-cell office:value-type="string">
            <text:p>GrelenNegotiator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jcb8nq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jhh5fz</text:p>
          </table:table-cell>
          <table:table-cell office:value-type="float" office:value="36">
            <text:p>36</text:p>
          </table:table-cell>
          <table:table-cell office:value-type="float" office:value="-8">
            <text:p>-8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jnl9nb</text:p>
          </table:table-cell>
          <table:table-cell table:number-columns-repeated="2" office:value-type="float" office:value="-50">
            <text:p>-50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mhp9dj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sdw7ng</text:p>
          </table:table-cell>
          <table:table-cell table:number-columns-repeated="2" office:value-type="float" office:value="-50">
            <text:p>-50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sk9gn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jcb8nq</text:p>
          </table:table-cell>
          <table:table-cell office:value-type="string">
            <text:p>xvp2he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am7kg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anl4ds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atg2vd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bs5sk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eah3t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eaq2gf</text:p>
          </table:table-cell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table:number-columns-repeated="6"/>
        </table:table-row>
        <table:table-row table:style-name="ro2">
          <table:table-cell office:value-type="string">
            <text:p>jhh5fz</text:p>
          </table:table-cell>
          <table:table-cell office:value-type="string">
            <text:p>GrelenNegoti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jcb8nq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jhh5fz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jnl9nb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mhp9dj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sdw7ng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sk9gn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jhh5fz</text:p>
          </table:table-cell>
          <table:table-cell office:value-type="string">
            <text:p>xvp2he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am7kg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anl4d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atg2vd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bs5sk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eah3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eaq2gf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jnl9nb</text:p>
          </table:table-cell>
          <table:table-cell office:value-type="string">
            <text:p>GrelenNegotiator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jcb8nq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jhh5fz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jnl9n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mhp9dj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sdw7n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sk9g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nl9nb</text:p>
          </table:table-cell>
          <table:table-cell office:value-type="string">
            <text:p>xvp2h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am7kg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anl4ds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atg2vd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bs5sk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eah3t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eaq2gf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mhp9dj</text:p>
          </table:table-cell>
          <table:table-cell office:value-type="string">
            <text:p>GrelenNegotiator</text:p>
          </table:table-cell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jcb8nq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jhh5fz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jnl9nb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mhp9dj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sdw7ng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sk9gn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mhp9dj</text:p>
          </table:table-cell>
          <table:table-cell office:value-type="string">
            <text:p>xvp2he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am7kg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anl4ds</text:p>
          </table:table-cell>
          <table:table-cell office:value-type="float" office:value="-36">
            <text:p>-36</text:p>
          </table:table-cell>
          <table:table-cell office:value-type="float" office:value="-38">
            <text:p>-38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atg2vd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bs5sk</text:p>
          </table:table-cell>
          <table:table-cell table:number-columns-repeated="2" office:value-type="float" office:value="-50">
            <text:p>-50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eah3t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eaq2gf</text:p>
          </table:table-cell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table:number-columns-repeated="6"/>
        </table:table-row>
        <table:table-row table:style-name="ro2">
          <table:table-cell office:value-type="string">
            <text:p>sdw7ng</text:p>
          </table:table-cell>
          <table:table-cell office:value-type="string">
            <text:p>GrelenNegotiator</text:p>
          </table:table-cell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jcb8nq</text:p>
          </table:table-cell>
          <table:table-cell table:number-columns-repeated="2" office:value-type="float" office:value="-50">
            <text:p>-50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jhh5fz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jnl9nb</text:p>
          </table:table-cell>
          <table:table-cell office:value-type="float" office:value="-39">
            <text:p>-39</text:p>
          </table:table-cell>
          <table:table-cell office:value-type="float" office:value="-35">
            <text:p>-35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mhp9dj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sdw7ng</text:p>
          </table:table-cell>
          <table:table-cell table:number-columns-repeated="2" office:value-type="float" office:value="-50">
            <text:p>-50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sk9gn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sdw7ng</text:p>
          </table:table-cell>
          <table:table-cell office:value-type="string">
            <text:p>xvp2h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am7kg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anl4ds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atg2vd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bs5sk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eah3t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eaq2gf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sk9gn</text:p>
          </table:table-cell>
          <table:table-cell office:value-type="string">
            <text:p>GrelenNegotiator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jcb8nq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jhh5fz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jnl9nb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mhp9dj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sdw7ng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sk9gn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k9gn</text:p>
          </table:table-cell>
          <table:table-cell office:value-type="string">
            <text:p>xvp2he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am7kg</text:p>
          </table:table-cell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anl4ds</text:p>
          </table:table-cell>
          <table:table-cell office:value-type="float" office:value="57">
            <text:p>57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atg2vd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bs5sk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eah3t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eaq2gf</text:p>
          </table:table-cell>
          <table:table-cell table:number-columns-repeated="2" office:value-type="float" office:value="-13">
            <text:p>-13</text:p>
          </table:table-cell>
          <table:table-cell table:number-columns-repeated="6"/>
        </table:table-row>
        <table:table-row table:style-name="ro2">
          <table:table-cell office:value-type="string">
            <text:p>xvp2he</text:p>
          </table:table-cell>
          <table:table-cell office:value-type="string">
            <text:p>GrelenNegotiator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jcb8nq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jhh5fz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jnl9nb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mhp9dj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sdw7ng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string">
            <text:p>xvp2he</text:p>
          </table:table-cell>
          <table:table-cell office:value-type="string">
            <text:p>sk9gn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xvp2he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21:Sheet1.J34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11:28:41</dc:date>
    <dc:creator>Mark </dc:creator>
    <meta:generator>LibreOffice/3.5$Linux_X86_64 LibreOffice_project/350m1$Build-2</meta:generator>
    <meta:editing-duration>PT1M26S</meta:editing-duration>
    <meta:editing-cycles>2</meta:editing-cycles>
    <meta:document-statistic meta:table-count="1" meta:cell-count="902" meta:object-count="0"/>
  </office:meta>
</office:document-meta>
</file>